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87f31" officeooo:paragraph-rsid="00187f31"/>
    </style:style>
    <style:style style:name="P2" style:family="paragraph" style:parent-style-name="Standard">
      <style:text-properties officeooo:rsid="001a14bc" officeooo:paragraph-rsid="001a14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p down approach</text:p>
      <text:p text:style-name="P1"><text:s/>on parcourt pas toutes les clauses, on s'arrête quand on trouve la régle qui accepte tous les positifs et rejette tous les negatifs</text:p>
      <text:p text:style-name="P1"/>
      <text:p text:style-name="P1">modeh &lt;-- h pour head modeh( <text:s text:c="2"/>, eastbound(+train)). Modeh ce qu'on cherche modeb les clauses qui servent à construire la règle pour trouver modeh</text:p>
      <text:p text:style-name="P1">Modeb &lt;-- b pour body modeb(*,has_car(+train, -car)) le nombre correspond au nombre de succès</text:p>
      <text:p text:style-name="P1"><text:tab/><text:tab/><text:tab/><text:tab/> <text:s text:c="3"/>1, <text:s/>has_car(-train,+car)</text:p>
      <text:p text:style-name="P1"/>
      <text:p text:style-name="P2">carré y'a le plus de contrai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non Antoine</meta:initial-creator>
    <meta:creation-date>2015-02-05T10:34:16.698604338</meta:creation-date>
    <dc:date>2015-02-05T11:48:24.596756864</dc:date>
    <dc:creator>Chenon Antoine</dc:creator>
    <meta:editing-duration>PT58M57S</meta:editing-duration>
    <meta:editing-cycles>1</meta:editing-cycles>
    <meta:document-statistic meta:table-count="0" meta:image-count="0" meta:object-count="0" meta:page-count="1" meta:paragraph-count="6" meta:word-count="72" meta:character-count="451" meta:non-whitespace-character-count="373"/>
    <meta:generator>LibreOffice/4.2.4.2$Linux_X86_64 LibreOffice_project/420$Build-2</meta:generator>
  </office:meta>
</office:document-meta>
</file>